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2.5193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arch Term</text:p>
          </table:table-cell>
          <table:table-cell table:style-name="ce2" office:value-type="string" calcext:value-type="string">
            <text:p>Paper title</text:p>
          </table:table-cell>
          <table:table-cell table:style-name="ce1" office:value-type="string" calcext:value-type="string">
            <text:p>Database</text:p>
          </table:table-cell>
          <table:table-cell table:style-name="ce2" office:value-type="string" calcext:value-type="string">
            <text:p><text:s/>DOI link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utomated detection of ADHD: Current trends and future perspective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16/j.compbiomed.2022.105525" xlink:type="simple">https://doi.org/10.1016/j.compbiomed.2022.105525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rtificial intelligence as a support to diagnose ADHD: an insight of unorthodox approaches: a scoping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80/09297049.2025.2468411" xlink:type="simple">https://doi.org/10.1080/09297049.2025.2468411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Diagnosing attention-deficit hyperactivity disorder (ADHD) using artificial intelligence: a clinical study in the UK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89/fpsyt.2023.1164433" xlink:type="simple">https://doi.org/10.3389/fpsyt.2023.1164433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Deep neural network technique for automated detection of ADHD and CD using ECG signal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16/j.cmpb.2023.107775" xlink:type="simple">https://doi.org/10.1016/j.cmpb.2023.107775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Machine and Deep Learning Algorithms for ADHD Detection: A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978-3-031-40688-1_8" xlink:type="simple">https://doi.org/10.1007/978-3-031-40688-1_8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rtificial Intelligence Based Techniques for the Detection of Socio-Behavioral Disorders: A Systematic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11831-021-09682-8" xlink:type="simple">https://doi.org/10.1007/s11831-021-09682-8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Detection of ADHD and Explaining the Factor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978-981-99-5435-3_43" xlink:type="simple">https://doi.org/10.1007/978-981-99-5435-3_43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Using artificial intelligence methods to study the effectiveness of exercise in patients with ADHD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89/fnins.2024.1380886" xlink:type="simple">https://doi.org/10.3389/fnins.2024.1380886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 short report on ADHD detection using convolutional neural network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89/fpsyt.2024.1426155" xlink:type="simple">https://doi.org/10.3389/fpsyt.2024.1426155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Machine Learning in ADHD and Depression Mental Health Diagnosis: A Survey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ACCESS.2023.3304236" xlink:type="simple">http://doi.org/10.1109/ACCESS.2023.3304236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Intelligent ADHD Detection Using Explainable Multimodal Fusion Model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ICIBA62489.2024.10868017" xlink:type="simple">http://doi.org/10.1109/ICIBA62489.2024.10868017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Machine Learning and ADHD Mental Health Detection - A Short Survey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23919/FUSION49751.2022.9841277" xlink:type="simple">http://doi.org/10.23919/FUSION49751.2022.9841277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I-Based Techniques for the Detection of Neuro-Developmental Disorders: A Survey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​<text:a xlink:href="http://doi.org/10.1109/ISCON57294.2023.10112000" xlink:type="simple">http://doi.org/10.1109/ISCON57294.2023.10112000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I-Enabled Deep Depression Detection and Evaluation Informed by DSM-5-TR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TCSS.2024.3382139" xlink:type="simple">http://doi.org/10.1109/TCSS.2024.3382139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Detecting Brain activity in ADHD children and healthy controls using Machine Learning Techniques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641142.3641156" xlink:type="simple">https://doi.org/10.1145/3641142.3641156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<text:s/>Siamese based deep neural network for ADHD detection using EEG signal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compbiomed.2024.109092" xlink:type="simple">https://doi.org/10.1016/j.compbiomed.2024.109092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ADHD detection based on human action recognition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nsa.2024.104093" xlink:type="simple">https://doi.org/10.1016/j.nsa.2024.104093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Deep neural network technique for automated detection of ADHD and CD using ECG signal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cmpb.2023.107775" xlink:type="simple">https://doi.org/10.1016/j.cmpb.2023.107775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Insight into ADHD diagnosis with deep learning on Actimetry: Quantitative interpretation of occlusion maps in age and gender subgroups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artmed.2023.102630" xlink:type="simple">https://doi.org/10.1016/j.artmed.2023.102630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Exploring potential ADHD biomarkers through advanced machine learning: An examination of audiovisual integration networks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compbiomed.2024.109240" xlink:type="simple">https://doi.org/10.1016/j.compbiomed.2024.109240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table:style-name="ce3" office:value-type="string" calcext:value-type="string">
            <text:p>Artificial intelligence in psychiatry research, diagnosis, and therapy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<text:a xlink:href="http://doi.org/10.1016/j.ajp.2023.103705" xlink:type="simple">http://doi.org/10.1016/j.ajp.2023.103705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Siamese based deep neural network for ADHD detection using EEG signal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<text:a xlink:href="http://doi.org/10.1016/j.compbiomed.2024.109092" xlink:type="simple">http://doi.org/10.1016/j.compbiomed.2024.109092</text:a></text:p>
          </table:table-cell>
        </table:table-row>
        <table:table-row table:style-name="ro1">
          <table:table-cell office:value-type="string" calcext:value-type="string">
            <text:p>AI detection of ADHD</text:p>
          </table:table-cell>
          <table:table-cell office:value-type="string" calcext:value-type="string">
            <text:p>Development of an innovative approach using portable eye tracking to assist ADHD screening: a machine learning study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<text:a xlink:href="http://doi.org/10.3389/fpsyt.2024.1337595" xlink:type="simple">http://doi.org/10.3389/fpsyt.2024.1337595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 in attention-deficit/hyperactivity disorder: new approaches toward understanding the neural mechanism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38/s41398-023-02536-w" xlink:type="simple">https://doi.org/10.1038/s41398-023-02536-w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–Based Prediction of Attention-Deficit/Hyperactivity Disorder and Sleep Problems With Wearable Data in Children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001/jamanetworkopen.2023.3502" xlink:type="simple">http://doi.org/10.1001/jamanetworkopen.2023.3502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 Methods for Diagnosing Autism Spectrum Disorder and Attention- Deficit/Hyperactivity Disorder Using Functional and Structural MRI: A Survey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89/fninf.2020.575999" xlink:type="simple">https://doi.org/10.3389/fninf.2020.575999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utomatic Diagnosis of Attention Deficit Hyperactivity Disorder Using Machine Learning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80/08839514.2021.1933761" xlink:type="simple">https://doi.org/10.1080/08839514.2021.1933761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Machine Learning-Based Analysis of Game Data for Attention Deficit Hyperactivity Disorder Assessment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89/g4h.2013.0058" xlink:type="simple">https://doi.org/10.1089/g4h.2013.0058</text:a></text:p>
          </table:table-cell>
        </table:table-row>
        <table:table-row table:style-name="ro2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 Techniques for the Diagnosis of Attention-Deficit/Hyperactivity Disorder from Magnetic Resonance Imaging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4103/0028-3886.333520" xlink:type="simple">http://doi.org/10.4103/0028-3886.333520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Towards interpretable machine learning models for diagnosis aid: A case study on attention deficit/hyperactivity disorder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371/journal.pone.0215720" xlink:type="simple">https://doi.org/10.1371/journal.pone.0215720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 models effectively distinguish attention-deficit/hyperactivity disorder using event-related potential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11571-021-09746-2" xlink:type="simple">https://doi.org/10.1007/s11571-021-09746-2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-enabled detection of attention-deficit/hyperactivity disorder with multimodal physiological data: a case-control study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186/s12888-024-05987-7" xlink:type="simple">https://doi.org/10.1186/s12888-024-05987-7</text:a></text:span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ssessment of the Autism Spectrum Disorder Based on Machine Learning and Social Visual Attention: A Systematic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007/s10803-021-05106-5" xlink:type="simple">https://doi.org/10.1007/s10803-021-05106-5</text:a></text:span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-learning-based diagnosis of drug-naive adult patients with attention-deficit hyperactivity disorder using mismatch negativity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38/s41398-021-01604-3" xlink:type="simple">https://doi.org/10.1038/s41398-021-01604-3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Regional Contribution in Electrophysiological-Based Classifications of Attention Deficit Hyperactive Disorder (ADHD) Using Machine Learning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90/computation11090180" xlink:type="simple">https://doi.org/10.3390/computation11090180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systematic review on the application of machine learning models in psychometric questionnaires for the diagnosis of attention deficit hyperactivity disorder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111/ejn.16288" xlink:type="simple">https://doi.org/10.1111/ejn.16288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Evidence for similar structural brain anomalies in youth and adult attention-deficit/hyperactivity disorder: a machine learning analysi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038/s41398-021-01201-4" xlink:type="simple">https://doi.org/10.1038/s41398-021-01201-4</text:a></text:span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Identification of attention deficit hyperactivity disorder with deep learning model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13246-023-01275-y" xlink:type="simple">https://doi.org/10.1007/s13246-023-01275-y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Early detection of paediatric and adolescent obsessive–compulsive, separation anxiety and attention deficit hyperactivity disorder using machine learning algorithm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007/s13755-023-00232-z" xlink:type="simple">https://doi.org/10.1007/s13755-023-00232-z</text:a></text:span></text:p>
          </table:table-cell>
        </table:table-row>
        <table:table-row table:style-name="ro2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Comparison of Machine Learning predictive methods to diagnose the Attention Deficit/Hyperactivity Disorder levels using SPECT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448/rsd-v11i8.31258" xlink:type="simple">https://doi.org/10.33448/rsd-v11i8.31258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Review of Machine Learning and Deep Learning Approaches on Mental Health Diagnosi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90/healthcare11030285" xlink:type="simple">https://doi.org/10.3390/healthcare11030285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Leveraging Machine Learning to Identify Predictors of Receiving Psychosocial Treatment for Attention Deficit/Hyperactivity Disorder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10488-020-01045-y" xlink:type="simple">https://doi.org/10.1007/s10488-020-01045-y</text:a></text:p>
          </table:table-cell>
        </table:table-row>
        <table:table-row table:style-name="ro2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 Prediction of ADHD Severity: Association and Linkage to ADGRL3, DRD4, and SNAP25</text:p>
            <text:p> 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177/10870547211015426" xlink:type="simple">https://doi.org/10.1177/10870547211015426</text:a></text:span></text:p>
          </table:table-cell>
        </table:table-row>
        <table:table-row table:style-name="ro2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Prediction of Attention Deficit Hyperactivity Disorder Using Machine Learning Models</text:p>
            <text:p/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span text:style-name="T2"><text:a xlink:href="https://doi/" xlink:type="simple">https://doi</text:a></text:span><text:span text:style-name="T2">.org/10.1109/AIIoT58432.2024.10574571</text:span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Classification of Attention Deficit Hyperactivity Disorder using Machine Learning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FABS52071.2021.9702614" xlink:type="simple">http://doi.org/10.1109/FABS52071.2021.9702614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Comprehensive Analysis of Attention Deficit/Hyperactivity Disorder using Machine Learning and Deep Learning Algorithm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tccn.2024.3431889" xlink:type="simple">http://doi.org/10.1109/tccn.2024.3431889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Prediction of Attention Deficit Hyperactivity Disorder (ADHD) using machine learning Techniques based on classification of EEG signal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ICACCS54159.2022.9785356" xlink:type="simple">http://doi.org/10.1109/ICACCS54159.2022.9785356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Review on Recent Machine Learning Applications for Addiction Disorder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PAIS56586.2022.9946888" xlink:type="simple">http://doi.org/10.1109/PAIS56586.2022.9946888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Predictive Analysis of Autism Spectrum Disorder (ASD) using Machine Learning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s://doi.org/10.1109/FIT53504.2021.00063" xlink:type="simple">https://doi.org/10.1109/FIT53504.2021.00063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Classification of Attention Deficit Hyperactivity Disorder Using Machine Learning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s://doi.org/10.1109/GCAT55367.2022.9971947" xlink:type="simple">https://doi.org/10.1109/GCAT55367.2022.9971947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Review of Mental Health Analysis Through Social Media Using Machine Learning and Deep Learning Approache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s://doi.org/10.1109/ICECT61618.2024.10581373" xlink:type="simple">https://doi.org/10.1109/ICECT61618.2024.10581373</text:a></text:p>
          </table:table-cell>
        </table:table-row>
        <table:table-row table:style-name="ro2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Machine Learning-Based Monitoring System for Attention and Stress Detection for Children with Autism Spectrum Disorders</text:p>
          </table:table-cell>
          <table:table-cell office:value-type="string" calcext:value-type="string">
            <text:p>ACM Digital Library</text:p>
            <text:p/>
          </table:table-cell>
          <table:table-cell office:value-type="string" calcext:value-type="string">
            <text:p><text:a xlink:href="https://doi.org/10.1145/3484377.3484381" xlink:type="simple">https://doi.org/10.1145/3484377.3484381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XAI Reveals the Causes of Attention Deficit Hyperactivity Disorder (ADHD) Bias in Student Performance Prediction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706468.3706521" xlink:type="simple">https://doi.org/10.1145/3706468.3706521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Predicting non-suicidal self-injury behavior among adolescents with depressive disorders: a comparative study based on different machine learning methods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635175.3635209" xlink:type="simple">https://doi.org/10.1145/3635175.3635209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A systematic literature review of machine learning techniques for the detection of attention-deficit/hyperactivity disorder using MRI and/or EEG data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neuroscience.2025.02.019" xlink:type="simple">https://doi.org/10.1016/j.neuroscience.2025.02.019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-learning-based feature selection to identify attention-deficit hyperactivity disorder using whole-brain white matter microstructure: A longitudinal study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ajp.2024.104087" xlink:type="simple">https://doi.org/10.1016/j.ajp.2024.104087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Characterization of attentional event-related potential from REM sleep behavior disorder patients based on explainable machine learning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cmpb.2023.107496" xlink:type="simple">https://doi.org/10.1016/j.cmpb.2023.107496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Developing a machine learning model for detecting depression, anxiety, and apathy in older adults with mild cognitive impairment using speech and facial expressions: A cross-sectional observational study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<text:a xlink:href="http://doi.org/10.1016/j.ijnurstu.2023.104562" xlink:type="simple">http://doi.org/10.1016/j.ijnurstu.2023.104562</text:a></text:p>
          </table:table-cell>
        </table:table-row>
        <table:table-row table:style-name="ro1">
          <table:table-cell office:value-type="string" calcext:value-type="string">
            <text:p>Machine learning for attention disorders</text:p>
          </table:table-cell>
          <table:table-cell office:value-type="string" calcext:value-type="string">
            <text:p>Machine Learning for Predicting Cognitive Diseases: Methods, Data Sources and Risk Factors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<text:a xlink:href="https://doi.org/10.1007/s10916-018-1071-x" xlink:type="simple">https://doi.org/10.1007/s10916-018-1071-x</text:a></text:p>
          </table:table-cell>
        </table:table-row>
        <table:table-row table:style-name="ro2">
          <table:table-cell office:value-type="string" calcext:value-type="string">
            <text:p>AI-powered assessment of attention deficits</text:p>
          </table:table-cell>
          <table:table-cell office:value-type="string" calcext:value-type="string">
            <text:p>Revolutionizing attention deficit hyperactivity disorder with artificial intelligence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371/journal.pmen.0000181" xlink:type="simple">https://doi.org/10.1371/journal.pmen.0000181</text:a></text:p>
          </table:table-cell>
        </table:table-row>
        <table:table-row table:style-name="ro2">
          <table:table-cell office:value-type="string" calcext:value-type="string">
            <text:p>AI-powered assessment of attention deficits</text:p>
          </table:table-cell>
          <table:table-cell office:value-type="string" calcext:value-type="string">
            <text:p>Exploring the Efficacy of Robotic Assistants with ChatGPT and Claude in Enhancing ADHD Therapy: Innovating Treatment Paradigms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109/IE61493.2024.10599903" xlink:type="simple">https://doi.org/10.1109/IE61493.2024.10599903</text:a></text:p>
          </table:table-cell>
        </table:table-row>
        <table:table-row table:style-name="ro2">
          <table:table-cell office:value-type="string" calcext:value-type="string">
            <text:p>AI-powered assessment of attention deficits</text:p>
          </table:table-cell>
          <table:table-cell office:value-type="string" calcext:value-type="string">
            <text:p>AI-powered Language Assessment Tools for Dementia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48550/arXiv.2209.12652" xlink:type="simple">https://doi.org/10.48550/arXiv.2209.12652</text:a></text:p>
          </table:table-cell>
        </table:table-row>
        <table:table-row table:style-name="ro1">
          <table:table-cell office:value-type="string" calcext:value-type="string">
            <text:p>AI-powered assessment of attention deficits</text:p>
          </table:table-cell>
          <table:table-cell office:value-type="string" calcext:value-type="string">
            <text:p>Leveraging AI in E-Learning: Personalized Learning and Adaptive Assessment through Cognitive Neuropsychology—A Systematic Analysi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90/electronics13183762c" xlink:type="simple">https://doi.org/10.3390/electronics13183762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7:34:09.667744604</meta:creation-date>
    <meta:generator>LibreOffice/7.3.7.2$Linux_X86_64 LibreOffice_project/30$Build-2</meta:generator>
    <dc:date>2025-04-08T08:27:34.021517398</dc:date>
    <meta:editing-duration>PT31M6S</meta:editing-duration>
    <meta:editing-cycles>4</meta:editing-cycles>
    <meta:document-statistic meta:table-count="1" meta:cell-count="256" meta:object-count="0"/>
  </office:meta>
</office:document-meta>
</file>